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C1AA758F4D5B8F8.png" manifest:media-type="image/png"/>
  <manifest:file-entry manifest:full-path="Pictures/100002010000078000000438E04A6AC0A729EB6C.png" manifest:media-type="image/png"/>
  <manifest:file-entry manifest:full-path="Pictures/100002010000078000000438E5502339A35EF705.png" manifest:media-type="image/png"/>
  <manifest:file-entry manifest:full-path="Pictures/100002010000078000000438396A146DCEC9EF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619" officeooo:paragraph-rsid="001e66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 Jenkins on AWS</text:p>
      <text:p text:style-name="P1"/>
      <text:p text:style-name="P1"/>
      <text:p text:style-name="P1">terraform apply + first build</text:p>
      <text:p text:style-name="P1"/>
      <text:p text:style-name="P1"><draw:frame draw:style-name="fr1" draw:name="Image1" text:anchor-type="char" svg:x="1.0693in" svg:y="0.1in" svg:width="4.2165in" svg:height="2.372in" draw:z-index="0"><draw:image xlink:href="Pictures/100002010000078000000438396A146DCEC9EFAE.png" xlink:type="simple" xlink:show="embed" xlink:actuate="onLoad" loext:mime-type="image/png"/></draw:frame></text:p>
      <text:p text:style-name="P1"/>
      <text:p text:style-name="P1"><draw:frame draw:style-name="fr1" draw:name="Image2" text:anchor-type="char" svg:x="1.0665in" svg:y="2.3752in" svg:width="4.1984in" svg:height="2.2008in" draw:z-index="1"><draw:image xlink:href="Pictures/100002010000078000000438E5502339A35EF705.png" xlink:type="simple" xlink:show="embed" xlink:actuate="onLoad" loext:mime-type="image/png"/></draw:frame><draw:frame draw:style-name="fr1" draw:name="Image3" text:anchor-type="char" svg:x="-0.5835in" svg:y="5.2839in" svg:width="3.9945in" svg:height="2.3071in" draw:z-index="2"><draw:image xlink:href="Pictures/100002010000078000000438E04A6AC0A729EB6C.png" xlink:type="simple" xlink:show="embed" xlink:actuate="onLoad" loext:mime-type="image/png"/></draw:frame><draw:frame draw:style-name="fr1" draw:name="Image4" text:anchor-type="char" svg:x="3.65in" svg:y="5.278in" svg:width="3.7193in" svg:height="2.3445in" draw:z-index="3"><draw:image xlink:href="Pictures/100002010000078000000438BC1AA758F4D5B8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3:49:58.630821530</meta:creation-date>
    <meta:generator>LibreOffice/6.4.7.2$Linux_X86_64 LibreOffice_project/40$Build-2</meta:generator>
    <dc:date>2021-08-13T16:29:37.287205990</dc:date>
    <meta:editing-duration>PT2H39M39S</meta:editing-duration>
    <meta:editing-cycles>1</meta:editing-cycles>
    <meta:document-statistic meta:table-count="0" meta:image-count="4" meta:object-count="0" meta:page-count="1" meta:paragraph-count="2" meta:word-count="9" meta:character-count="50" meta:non-whitespace-character-count="43"/>
  </office:meta>
</office:document-meta>
</file>